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it" style:country-asian="IT"/>
    </style:style>
    <style:style style:name="P2" style:parent-style-name="Normale" style:family="paragraph">
      <style:paragraph-properties fo:margin-top="0.0694in" fo:margin-bottom="0.0694in" fo:line-height="100%"/>
    </style:style>
    <style:style style:name="T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" style:parent-style-name="Normale" style:family="paragraph">
      <style:paragraph-properties fo:margin-top="0.0694in" fo:margin-bottom="0.0694in" fo:line-height="100%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7" style:parent-style-name="Normale" style:list-style-name="LFO1" style:family="paragraph">
      <style:paragraph-properties fo:margin-top="0.0694in" fo:margin-bottom="0.0694in" fo:line-height="100%"/>
    </style:style>
    <style:style style:name="T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" style:parent-style-name="Normale" style:list-style-name="LFO1" style:family="paragraph">
      <style:paragraph-properties fo:margin-top="0.0694in" fo:margin-bottom="0.0694in" fo:line-height="100%"/>
    </style:style>
    <style:style style:name="T1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3" style:parent-style-name="Normale" style:list-style-name="LFO1" style:family="paragraph">
      <style:paragraph-properties fo:margin-top="0.0694in" fo:margin-bottom="0.0694in" fo:line-height="100%"/>
    </style:style>
    <style:style style:name="T1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6" style:parent-style-name="Normale" style:list-style-name="LFO1" style:family="paragraph">
      <style:paragraph-properties fo:margin-top="0.0694in" fo:margin-bottom="0.0694in" fo:line-height="100%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0" style:parent-style-name="Normale" style:family="paragraph">
      <style:paragraph-properties fo:margin-top="0.0694in" fo:margin-bottom="0.0694in" fo:line-height="100%"/>
    </style:style>
    <style:style style:name="T2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3" style:parent-style-name="Normale" style:family="paragraph">
      <style:paragraph-properties fo:margin-top="0.0694in" fo:margin-bottom="0.0694in" fo:line-height="100%"/>
    </style:style>
    <style:style style:name="T2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25" style:parent-style-name="Normale" style:list-style-name="LFO2" style:family="paragraph">
      <style:paragraph-properties fo:margin-top="0.0694in" fo:margin-bottom="0.0694in" fo:line-height="100%"/>
    </style:style>
    <style:style style:name="T2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8" style:parent-style-name="Normale" style:list-style-name="LFO2" style:family="paragraph">
      <style:paragraph-properties fo:margin-top="0.0694in" fo:margin-bottom="0.0694in" fo:line-height="100%"/>
    </style:style>
    <style:style style:name="T2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1" style:parent-style-name="Normale" style:list-style-name="LFO2" style:family="paragraph">
      <style:paragraph-properties fo:margin-top="0.0694in" fo:margin-bottom="0.0694in" fo:line-height="100%"/>
    </style:style>
    <style:style style:name="T3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4" style:parent-style-name="Normale" style:list-style-name="LFO2" style:family="paragraph">
      <style:paragraph-properties fo:margin-top="0.0694in" fo:margin-bottom="0.0694in" fo:line-height="100%"/>
    </style:style>
    <style:style style:name="T3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7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8" style:parent-style-name="Normale" style:family="paragraph">
      <style:paragraph-properties fo:margin-top="0.0694in" fo:margin-bottom="0.0694in" fo:line-height="100%"/>
    </style:style>
    <style:style style:name="T3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1" style:parent-style-name="Normale" style:family="paragraph">
      <style:paragraph-properties fo:margin-top="0.0694in" fo:margin-bottom="0.0694in" fo:line-height="100%"/>
    </style:style>
    <style:style style:name="T4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4" style:parent-style-name="Normale" style:family="paragraph">
      <style:paragraph-properties fo:margin-top="0.0694in" fo:margin-bottom="0.0694in" fo:line-height="100%"/>
    </style:style>
    <style:style style:name="T4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7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2">Riassunto Pile e Code</text:h>
      <text:p text:style-name="P2"><text:span text:style-name="T3">Le Pile</text:span><text:span text:style-name="T4"><text:s/>sono strutture dati che seguono il principio LIFO (Last In First Out), dove l'ultimo elemento inserito è il primo ad essere estratto. Immaginate una pila di piatti: potete aggiungere o togliere piatti solo dalla cima.</text:span></text:p>
      <text:p text:style-name="P5"><text:span text:style-name="T6">Le operazioni principali per le pile sono:</text:span></text:p>
      <text:list text:style-name="LFO1" text:continue-numbering="true">
        <text:list-item>
          <text:p text:style-name="P7"><text:span text:style-name="T8">Push:</text:span><text:span text:style-name="T9"><text:s/>Inserisce un nuovo elemento in cima alla pila.</text:span></text:p>
        </text:list-item>
        <text:list-item>
          <text:p text:style-name="P10"><text:span text:style-name="T11">Pop:</text:span><text:span text:style-name="T12"><text:s/>Estrae l'elemento in cima alla pila.</text:span></text:p>
        </text:list-item>
        <text:list-item>
          <text:p text:style-name="P13"><text:span text:style-name="T14">Top:</text:span><text:span text:style-name="T15"><text:s/>Restituisce l'informazione contenuta nell'elemento in cima alla pila senza estrarlo.</text:span></text:p>
        </text:list-item>
        <text:list-item>
          <text:p text:style-name="P16"><text:span text:style-name="T17">Empty:</text:span><text:span text:style-name="T18"><text:s/>Verifica se la pila è vuota.</text:span></text:p>
        </text:list-item>
      </text:list>
      <text:p text:style-name="P19">Le pile possono essere implementate usando array o liste collegate.</text:p>
      <text:p text:style-name="P20"><text:span text:style-name="T21">Le Code</text:span><text:span text:style-name="T22"><text:s/>seguono il principio FIFO (First In First Out), dove il primo elemento inserito è il primo ad essere estratto. Immaginate una coda in un negozio: la prima persona in fila è la prima ad essere servita.</text:span></text:p>
      <text:p text:style-name="P23"><text:span text:style-name="T24">Le operazioni principali per le code sono:</text:span></text:p>
      <text:list text:style-name="LFO2" text:continue-numbering="true">
        <text:list-item>
          <text:p text:style-name="P25"><text:span text:style-name="T26">Enqueue:</text:span><text:span text:style-name="T27"><text:s/>Inserisce un nuovo elemento in fondo alla coda.</text:span></text:p>
        </text:list-item>
        <text:list-item>
          <text:p text:style-name="P28"><text:span text:style-name="T29">Dequeue:</text:span><text:span text:style-name="T30"><text:s/>Estrae l'elemento in testa alla coda.</text:span></text:p>
        </text:list-item>
        <text:list-item>
          <text:p text:style-name="P31"><text:span text:style-name="T32">First:</text:span><text:span text:style-name="T33"><text:s/>Restituisce l'informazione contenuta nell'elemento in testa alla coda senza estrarlo.</text:span></text:p>
        </text:list-item>
        <text:list-item>
          <text:p text:style-name="P34"><text:span text:style-name="T35">Empty:</text:span><text:span text:style-name="T36"><text:s/>Verifica se la coda è vuota.</text:span></text:p>
        </text:list-item>
      </text:list>
      <text:p text:style-name="P37">Anche le code possono essere implementate usando array o liste collegate.</text:p>
      <text:p text:style-name="P38"><text:span text:style-name="T39">Le Code di Priorità</text:span><text:span text:style-name="T40"><text:s/>estendono le code associando a ogni elemento una priorità. Le operazioni First e Dequeue restituiscono l'elemento con la priorità massima (o minima). Esistono diverse implementazioni, come l'uso di liste ordinate o di heap.</text:span></text:p>
      <text:p text:style-name="P41"><text:span text:style-name="T42">Gli Heap</text:span><text:span text:style-name="T43"><text:s/>sono alberi binari completi a sinistra che soddisfano la proprietà di heap: la priorità di un nodo padre è sempre maggiore o uguale a quella dei suoi figli. Gli heap sono efficienti per implementare code di priorità perché permettono di trovare l'elemento con priorità massima in tempo costante e di inserire ed estrarre elementi in tempo logaritmico.</text:span></text:p>
      <text:p text:style-name="P44"><text:span text:style-name="T45">Heapsort</text:span><text:span text:style-name="T46"><text:s/>è un algoritmo di ordinamento che utilizza una coda con priorità implementata con un heap. Richiede tempo O(n log n) per ordinare un array di n elementi.</text:span></text:p>
      <text:p text:style-name="P47">Il documento spiega anche come convertire espressioni matematiche dalla notazione infissa (es. A+B) alla notazione postfissa (es. AB+), che è particolarmente utile per la valutazione di espressioni tramite l'uso di una pila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24T15:39:00Z</meta:creation-date>
    <dc:date>2024-06-24T15:39:00Z</dc:date>
    <meta:template xlink:href="Normal" xlink:type="simple"/>
    <meta:editing-cycles>1</meta:editing-cycles>
    <meta:editing-duration>PT0S</meta:editing-duration>
    <meta:document-statistic meta:page-count="1" meta:paragraph-count="4" meta:word-count="318" meta:character-count="2129" meta:row-count="15" meta:non-whitespace-character-count="1815"/>
  </office:meta>
</office:document-meta>
</file>